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newromanpst" svg:font-family="Timesnewromanpst"/>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style:font-name="Timesnewromanpst" fo:font-size="12pt" style:font-size-asian="12pt" style:font-size-complex="12pt"/>
    </style:style>
    <style:style style:name="P2" style:family="paragraph" style:parent-style-name="Heading_20_2">
      <style:text-properties fo:font-size="14pt" style:font-size-asian="14pt" style:font-size-complex="14pt"/>
    </style:style>
    <style:style style:name="P3" style:family="paragraph" style:parent-style-name="Heading_20_3">
      <style:text-properties style:font-name="Arial"/>
    </style:style>
    <style:style style:name="P4" style:family="paragraph" style:parent-style-name="Heading_20_3">
      <style:paragraph-properties fo:margin-top="0.423cm" fo:margin-bottom="0.212cm" fo:keep-with-next="always"/>
      <style:text-properties style:font-name="Arial" style:font-name-asian="MS Mincho" style:font-name-complex="Tahoma"/>
    </style:style>
    <style:style style:name="P5" style:family="paragraph" style:parent-style-name="Standard">
      <style:text-properties fo:font-size="20pt" style:font-size-asian="20pt" style:font-size-complex="20pt"/>
    </style:style>
    <style:style style:name="P6" style:family="paragraph" style:parent-style-name="Text_20_body">
      <style:text-properties style:font-name="Times New Roman"/>
    </style:style>
    <style:style style:name="P7" style:family="paragraph" style:parent-style-name="Text_20_body">
      <style:text-properties style:font-name="Timesnewromanpst" fo:font-size="12pt" style:font-size-asian="12pt" style:font-size-complex="12pt"/>
    </style:style>
    <style:style style:name="T1" style:family="text">
      <style:text-properties fo:color="#000000" style:font-name="TimesNewRomanPSMT" fo:font-size="12pt" style:font-name-asian="TimesNewRomanPSMT" style:font-size-asian="12pt" style:font-name-complex="TimesNewRomanPSMT" style:font-size-complex="12pt"/>
    </style:style>
    <style:style style:name="T2" style:family="text">
      <style:text-properties fo:color="#000000" style:font-name="TimesNewRomanPSMT" style:font-name-asian="TimesNewRomanPSMT" style:font-name-complex="TimesNewRomanPSMT"/>
    </style:style>
    <style:style style:name="T3" style:family="text">
      <style:text-properties fo:color="#000000" style:font-name="TimesNewRomanPSMT" fo:font-size="14pt" style:font-name-asian="TimesNewRomanPSMT" style:font-size-asian="14pt" style:font-name-complex="TimesNewRomanPSMT" style:font-size-complex="14pt"/>
    </style:style>
    <style:style style:name="T4" style:family="text">
      <style:text-properties fo:color="#000000" fo:font-size="12pt" style:font-name-asian="TimesNewRomanPSMT" style:font-size-asian="12pt" style:font-name-complex="TimesNewRomanPSMT" style:font-size-complex="12pt"/>
    </style:style>
    <style:style style:name="T5" style:family="text">
      <style:text-properties fo:color="#000000" fo:font-size="12pt" style:font-size-asian="12pt" style:font-size-complex="12pt"/>
    </style:style>
    <style:style style:name="T6" style:family="text">
      <style:text-properties fo:color="#000000" style:font-name="Arial" fo:font-size="12pt" style:font-name-asian="TimesNewRomanPSMT" style:font-size-asian="12pt" style:font-name-complex="TimesNewRomanPSM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analyse </text:h>
      <text:h text:style-name="Heading_20_2" text:outline-level="2"><text:span text:style-name="T3">Projektplanlægning og –styring</text:span><text:span text:style-name="T1"> </text:span></text:h>
      <text:h text:style-name="Heading_20_3" text:outline-level="3">Beskrivelse</text:h>
      <text:p text:style-name="Text_20_body">Vi opdelte projektet i 2 under projekter. Hvor det ene projekt beskæftigede sig med WEP-krypteringen generelt, så beskæftigede det andet projekt sig med den mere tekniske del af WEP-krypteringen. Det ene <text:s/>projekt bestod af 4 og det andet 3 gruppemedlemmer. De to projekter delte erfaringer i slutningen af projektet og fortalte de andre deres erfaringer. </text:p>
      <text:p text:style-name="Text_20_body">Vi har ikke haft noget specifik tidsplan. Vi aftalte fra dag til dag hvornår vi skulle mødes, og disse aftaler blev holdt af alle i gruppen, med undtagelse af et enkelt gruppemedlem. Vi satte dagen inden afleveringsdagen som sidste deadline. </text:p>
      <text:p text:style-name="Text_20_body">Styringen har foregået med en flad ledelses struktur hvor vi har skiftes til at tage styringen. </text:p>
      <text:h text:style-name="Heading_20_3" text:outline-level="3">Analyse</text:h>
      <text:p text:style-name="Text_20_body">Pga. den flade ledelsesstruktur var der ikke nogen grund til at have en fastsat tidsplan, da alle var med til at bestemme hvornår vi mødtes. </text:p>
      <text:p text:style-name="Text_20_body">Arbejdsopdelingen blev besluttet i fællesskab med begrundelse om at dette var mest hensigtsmæssigt ud fra opgavens art. </text:p>
      <text:h text:style-name="Heading_20_3" text:outline-level="3">Vurdering</text:h>
      <text:p text:style-name="Text_20_body">Det virkede udmærket med ikke at have en fast tidsplan, da vi var meget gode til at mødes og vi var fremmødt hver dag. Dog blev vi lidt presset omring deadline da vi opdagede en alvorlig fejl i projektet og derved måtte arbejde meget sent og hårdt lige op til deadline. </text:p>
      <text:p text:style-name="Text_20_body">Idéen med at dele projektet i 2 fungerede rigtig fint. </text:p>
      <text:h text:style-name="Heading_20_3" text:outline-level="3"><text:span text:style-name="T6">Syntese</text:span></text:h>
      <text:p text:style-name="P6"><text:span text:style-name="T4">Fremover vil vi rykke vores deadline frem så vi har nogle buffer dage til evt. at rette alvorlige fejl og få opdaget mangler i tide. Min . en uge i forvejen. </text:span></text:p>
      <text:p text:style-name="P6"><text:span text:style-name="T4">Tidsplanlægningen generelt vil vi ikke ændre ved da det fungerede fint for os med kun at aftale en dag eller 2 i forvejen. </text:span></text:p>
      <text:p text:style-name="P6"><text:span text:style-name="T4">Fremover vil vi også dele projektet op hvis dette findes hensigtsmæssigt. </text:span></text:p>
      <text:h text:style-name="P2" text:outline-level="2"><text:span text:style-name="T2">Gruppesamarbejdet </text:span></text:h>
      <text:h text:style-name="Heading_20_3" text:outline-level="3">Beskrivelse</text:h>
      <text:p text:style-name="Text_20_body">Vi arbejder i vores 2 undergrupper hvor vi i den enkelte gruppe har snakket meget sammen og udnyttet gruppen til at opnå en større forståelse og udnyttet gruppen til få svar på spørgsmål. </text:p>
      <text:p text:style-name="Text_20_body">Vi har endvidere arbejdet på tværs af de 2 grupper for at støtte og hjælp hinanden og opnå en højere forståelse af opgaven og emnet. </text:p>
      <text:p text:style-name="Text_20_body">I gruppen har vi haft en rigtig god harmoni og har haft tid til hygge såvel som arbejde. Vi har arbejdet godt sammen og en enhver diskusion har været i en ordentlig tone. </text:p>
      <text:p text:style-name="Text_20_body">Efter en uge fik vi et nyt medlem ind i gruppen. Han havde lidt svært ved at blive en integreret del <text:soft-page-break/>af gruppen, selvom der blev gjort flere tiltag til at få ham ind i gruppen. <text:s/>Dette gruppemedlem var heller ikke altid i stand til at møde til tiden sammen med resten af gruppen.</text:p>
      <text:h text:style-name="Heading_20_3" text:outline-level="3">Analyse</text:h>
      <text:p text:style-name="Text_20_body">Grunden til at det gik som det gik, var fordi vi gruppen mente at det var hensigtsmæssigt at dele os op og dermed kunne vi afdække mere stof. </text:p>
      <text:p text:style-name="Text_20_body">Det gik med det sidste gruppe medlem som det gjorde, pga. et kommunikationsbrist, der blev forsøgt at få forklaret opgaven til det sidste gruppemedlem og denne fik stillet en enkelt opgave/emne at gå i dybden med. Denne mindre opgave fik han 2 uger til hvor han i al den tid havde mulighed for at spørge os andre til råds. Denne hjælp opsøgte han ikke. </text:p>
      <text:h text:style-name="Heading_20_3" text:outline-level="3">Vurdering</text:h>
      <text:p text:style-name="Text_20_body">Generelt gik gruppearbejdet godt, med undtagelse af det sidste gruppemedlem. Vi havde alle en højarbejdsmoral og vi havde alle en god ide om hvad gruppearbejdet indebærer og derunder hvad en aftale betyder. </text:p>
      <text:h text:style-name="P4" text:outline-level="3"><text:span text:style-name="T5">Syntese</text:span></text:h>
      <text:p text:style-name="Text_20_body"><text:span text:style-name="T5">Fremover vil vi holde mere opsyn med hinanden og sikre os at gruppemedlemmerne får lavet deres del af gruppens arbejde og sørge for deadlines bliver overholdt. Samtidigt vil vi ikke nøjes med at tage et gruppemedlems ord for at han får lavet noget, men faktisk vil se konkret hvad medlemmerne for lavet. </text:span></text:p>
      <text:h text:style-name="Heading_20_2" text:outline-level="2"><text:span text:style-name="T1">Samarbejde med vejleder</text:span></text:h>
      <text:h text:style-name="Heading_20_3" text:outline-level="3">Beskrivelse</text:h>
      <text:p text:style-name="Text_20_body">Vores samarbejde med vores vejleder har fungeret fint. Han var rigtig god til at komme med forslag og vi fik arrangeret møder med ham en eller 2 gange om ugen. Vi var dog selv lidt dårlige til at sende materiale til ham.</text:p>
      <text:h text:style-name="Heading_20_3" text:outline-level="3">Analyse/vurdering</text:h>
      <text:p text:style-name="Text_20_body">Kommunikationen fra vejleder var i orden, mens kommunikationen en enkelt gang fejlede den anden vej. </text:p>
      <text:h text:style-name="P3" text:outline-level="3"><text:span text:style-name="T4">Syntese</text:span></text:h>
      <text:p text:style-name="Text_20_body"><text:span text:style-name="T1">Fremover vil vi give en eller 2 gruppemedlemer ansvaret for at holde kontakten med vejleder og sørge for at der bliver sendt materiale retur til vejleder. Og sørge for at arrangere møderne. </text:span></text:p>
      <text:h text:style-name="P1" text:outline-level="2"/>
      <text:h text:style-name="P1" text:outline-level="2"/>
      <text:p text:style-name="P7"/>
      <text:h text:style-name="P1" text:outline-level="2"><text:soft-page-break/>Læring</text:h>
      <text:h text:style-name="Heading_20_3" text:outline-level="3">Beskrivelse</text:h>
      <text:p text:style-name="Text_20_body">Inden projektet gik i gang havde vi ikke noget bestemt mål for læring, men hver især havde vi en idé om hvad vi gerne ville lære. Efter projektet har vi alle opnået en større viden om kryptering, trådløsenetværk og diverse andre emner der er inkluderet i overemnet. </text:p>
      <text:h text:style-name="Heading_20_3" text:outline-level="3">Analyse</text:h>
      <text:p text:style-name="Text_20_body">Vi tog projektet seriøst og der blev ydet en indsat fra gruppensmedlemmer. Med undtagelse af det sidste gruppemedlem. Dette er på trods af et vi ikke havde aftalt noget bestemt om læringen. Dette skyldtes at det er det første projekt og at vi kun havde 3 uger. </text:p>
      <text:h text:style-name="Heading_20_3" text:outline-level="3">Vurdering</text:h>
      <text:p text:style-name="Text_20_body">Med hensyn til læringen gik det godt. Vi har opnået en større forståelse af WEP-kryptering og underemnerne. Vi har opnået en bedre forståelse af gruppe/projekt arbejdets virke. </text:p>
      <text:h text:style-name="Heading_20_3" text:outline-level="3">Syntese</text:h>
      <text:p text:style-name="Text_20_body">Til en fremtidig opgave vil vi lave en plan for hvad læringsmålet er, således at vi har mere styr på dette fra starten.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newromanpst" svg:font-family="Timesnewromanpst"/>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1T13:15:34</meta:creation-date>
    <dc:date>2009-09-21T14:43:49</dc:date>
    <meta:editing-duration>PT01H28M24S</meta:editing-duration>
    <meta:editing-cycles>6</meta:editing-cycles>
    <meta:generator>OpenOffice.org/3.1$Unix OpenOffice.org_project/310m11$Build-9399</meta:generator>
    <meta:document-statistic meta:table-count="0" meta:image-count="0" meta:object-count="0" meta:page-count="3" meta:paragraph-count="45" meta:word-count="858" meta:character-count="4975"/>
  </office:meta>
</office:document-meta>
</file>